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cta-W04-Book" svg:font-family="Acta-W04-Book, Helvetica, Arial, sans-serif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0c0c0c" style:font-name="Poppins" fo:letter-spacing="normal" fo:font-style="normal" fo:font-weight="bold"/>
    </style:style>
    <style:style style:name="T2" style:family="text">
      <style:text-properties fo:font-variant="normal" fo:text-transform="none" fo:color="#0c0c0c" style:font-name="Poppins" fo:font-size="15pt" fo:letter-spacing="normal" fo:font-style="normal" fo:font-weight="bold"/>
    </style:style>
    <style:style style:name="T3" style:family="text">
      <style:text-properties fo:font-variant="normal" fo:text-transform="none" fo:color="#000000" style:font-name="Acta-W04-Book" fo:font-size="15pt" fo:letter-spacing="normal" fo:font-style="normal" fo:font-weight="bold"/>
    </style:style>
    <style:style style:name="T4" style:family="text">
      <style:text-properties fo:font-variant="normal" fo:text-transform="none" fo:color="#000000" style:font-name="Acta-W04-Book" fo:font-size="15pt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1">- Aviation Cybersecurity – Major Challenges: Elements vulnerable to attacks</text:span></text:span></text:h>
      <text:p text:style-name="Text_20_body"><text:span text:style-name="Strong_20_Emphasis"><text:span text:style-name="T1"/></text:span></text:p>
      <text:p text:style-name="Text_20_body"><text:span text:style-name="Strong_20_Emphasis"><text:span text:style-name="T1">-Why is Cyber Security so important for Aviation?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-</text:span></text:span><text:span text:style-name="Strong_20_Emphasis"><text:span text:style-name="T3">Cybersecurity strategy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-</text:span></text:span><text:span text:style-name="Strong_20_Emphasis"><text:span text:style-name="T4">The latest IATA Global Passenger Survey found that: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-</text:span></text:span><text:span text:style-name="Strong_20_Emphasis"><text:span text:style-name="T2">Security equipment manufacturers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-Maintenance of security system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cta-W04-Book" svg:font-family="Acta-W04-Book, Helvetica, Arial, sans-serif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44cm" fo:margin-bottom="1.997cm" fo:margin-left="1.27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15S</meta:editing-duration>
    <meta:editing-cycles>3</meta:editing-cycles>
    <meta:generator>OpenOffice/4.1.14$Win32 OpenOffice.org_project/4114m1$Build-9811</meta:generator>
    <dc:date>2023-11-24T13:30:22.08</dc:date>
    <meta:document-statistic meta:table-count="0" meta:image-count="0" meta:object-count="0" meta:page-count="1" meta:paragraph-count="6" meta:word-count="35" meta:character-count="264"/>
    <dc:creator>kaos sevdalisi</dc:creator>
    <meta:user-defined meta:name="Info 1"/>
    <meta:user-defined meta:name="Info 2"/>
    <meta:user-defined meta:name="Info 3"/>
    <meta:user-defined meta:name="Info 4"/>
  </office:meta>
</office:document-meta>
</file>